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261a" officeooo:paragraph-rsid="0009261a"/>
    </style:style>
    <style:style style:name="P2" style:family="paragraph" style:parent-style-name="Standard">
      <style:text-properties officeooo:rsid="000c159e" officeooo:paragraph-rsid="000c159e"/>
    </style:style>
    <style:style style:name="P3" style:family="paragraph" style:parent-style-name="Standard">
      <style:text-properties officeooo:rsid="000e3bca" officeooo:paragraph-rsid="000e3bca"/>
    </style:style>
    <style:style style:name="P4" style:family="paragraph" style:parent-style-name="Standard">
      <style:text-properties officeooo:rsid="00114e9f" officeooo:paragraph-rsid="00114e9f"/>
    </style:style>
    <style:style style:name="P5" style:family="paragraph" style:parent-style-name="Standard">
      <style:text-properties officeooo:rsid="001320ae" officeooo:paragraph-rsid="001320ae"/>
    </style:style>
    <style:style style:name="P6" style:family="paragraph" style:parent-style-name="Standard">
      <style:text-properties officeooo:rsid="001542aa" officeooo:paragraph-rsid="001542aa"/>
    </style:style>
    <style:style style:name="P7" style:family="paragraph" style:parent-style-name="Standard">
      <style:text-properties officeooo:rsid="001554ca" officeooo:paragraph-rsid="001554ca"/>
    </style:style>
    <style:style style:name="P8" style:family="paragraph" style:parent-style-name="Standard">
      <style:text-properties officeooo:rsid="0019bf0b" officeooo:paragraph-rsid="0019bf0b"/>
    </style:style>
    <style:style style:name="P9" style:family="paragraph" style:parent-style-name="Standard">
      <style:text-properties officeooo:rsid="001ba39f" officeooo:paragraph-rsid="001ba39f"/>
    </style:style>
    <style:style style:name="P10" style:family="paragraph" style:parent-style-name="Standard">
      <style:text-properties officeooo:rsid="001e35e5" officeooo:paragraph-rsid="001e35e5"/>
    </style:style>
    <style:style style:name="T1" style:family="text">
      <style:text-properties officeooo:rsid="000a8c3d"/>
    </style:style>
    <style:style style:name="T2" style:family="text">
      <style:text-properties officeooo:rsid="000ab94a"/>
    </style:style>
    <style:style style:name="T3" style:family="text">
      <style:text-properties officeooo:rsid="000cd3f9"/>
    </style:style>
    <style:style style:name="T4" style:family="text">
      <style:text-properties officeooo:rsid="000e5c92"/>
    </style:style>
    <style:style style:name="T5" style:family="text">
      <style:text-properties officeooo:rsid="0010dfb3"/>
    </style:style>
    <style:style style:name="T6" style:family="text">
      <style:text-properties officeooo:rsid="00178ae9"/>
    </style:style>
    <style:style style:name="T7" style:family="text">
      <style:text-properties officeooo:rsid="00208063"/>
    </style:style>
    <style:style style:name="T8" style:family="text">
      <style:text-properties officeooo:rsid="00225d3a"/>
    </style:style>
    <style:style style:name="T9" style:family="text">
      <style:text-properties officeooo:rsid="0022f4e9"/>
    </style:style>
    <style:style style:name="T10" style:family="text">
      <style:text-properties officeooo:rsid="00242faa"/>
    </style:style>
    <style:style style:name="T11" style:family="text">
      <style:text-properties officeooo:rsid="00259dac"/>
    </style:style>
    <style:style style:name="T12" style:family="text">
      <style:text-properties officeooo:rsid="0027b8af"/>
    </style:style>
    <style:style style:name="T13" style:family="text">
      <style:text-properties officeooo:rsid="0028c7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otipo de Nadal (no header) <text:span text:style-name="T1">arriba á esquerda </text:span><text:span text:style-name="T7">*</text:span></text:p>
      <text:p text:style-name="P1">Un menú con estas opcións: Inicio, deseos, ofertas, donar, testimonios e contacto (anclas) <text:span text:style-name="T2">que as esquinas teñan unha forma concreta (border radius) </text:span><text:span text:style-name="T7">*</text:span></text:p>
      <text:p text:style-name="P2">Poñer contacto e todo eso no footer <text:span text:style-name="T7">*</text:span></text:p>
      <text:p text:style-name="P2">Ir a Google Fonts <text:span text:style-name="T3">e coller unha fonte non convencional </text:span><text:span text:style-name="T7">*</text:span></text:p>
      <text:p text:style-name="P3">foto <text:span text:style-name="T5">al costado de cada “deseo”</text:span> y texto al lado, <text:span text:style-name="T4">debajo botón de “leer mas” </text:span><text:span text:style-name="T8">*</text:span></text:p>
      <text:p text:style-name="P4">primero foto a la izq y texto a la derecha, y después al revés <text:span text:style-name="T9">*</text:span></text:p>
      <text:p text:style-name="P5">fondo blanco <text:span text:style-name="T9">*</text:span></text:p>
      <text:p text:style-name="P6">dentro de ofertas varias fotos, al poner el ratón encima y que le sobresalga un borde rojo alrededor <text:span text:style-name="T10">*</text:span></text:p>
      <text:p text:style-name="P7">seccion de donar cun fondo gris claro <text:span text:style-name="T6">cun borde blanco en cada foto </text:span><text:span text:style-name="T11">*</text:span></text:p>
      <text:p text:style-name="P8">testimonios fondo blanco, logo que tenemos arriba y un texto <text:span text:style-name="T12">*</text:span></text:p>
      <text:p text:style-name="P9">contacto fondo gris con la dirección, redes.. <text:span text:style-name="T13">*</text:span></text:p>
      <text:p text:style-name="P10">abajo de todo(año, copyright) <text:s/><text:span text:style-name="T7">*</text:span>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4T13:44:02.436000000</meta:creation-date>
    <dc:date>2023-12-21T14:10:10.243000000</dc:date>
    <meta:editing-duration>PT1H5M16S</meta:editing-duration>
    <meta:editing-cycles>3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2" meta:word-count="142" meta:character-count="759" meta:non-whitespace-character-count="628"/>
  </office:meta>
</office:document-meta>
</file>